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10.638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2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 table:number-columns-repeated="1019"/>
        </table:table-row>
        <table:table-row table:style-name="ro2">
          <table:table-cell office:value-type="string">
            <text:p>Dokumantation av system</text:p>
          </table:table-cell>
          <table:table-cell office:value-type="string">
            <text:p>Dokumentation</text:p>
            <text:p/>
          </table:table-cell>
          <table:table-cell table:style-name="Default" office:value-type="string">
            <text:p>Ej klar</text:p>
          </table:table-cell>
          <table:table-cell table:style-name="ce1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Testning</text:p>
          </table:table-cell>
          <table:table-cell office:value-type="string">
            <text:p>Systemtest och testrapport</text:p>
          </table:table-cell>
          <table:table-cell table:style-name="Default" office:value-type="string">
            <text:p>Ej klar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presentation</text:p>
          </table:table-cell>
          <table:table-cell office:value-type="string">
            <text:p>presentation (redovisning)</text:p>
          </table:table-cell>
          <table:table-cell table:style-name="Default" office:value-type="string">
            <text:p>Ej klar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Videoklipp</text:p>
          </table:table-cell>
          <table:table-cell office:value-type="string">
            <text:p>Inspelning av videodemonstration</text:p>
          </table:table-cell>
          <table:table-cell table:style-name="ce1" office:value-type="string">
            <text:p>Ej klar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Publicera</text:p>
          </table:table-cell>
          <table:table-cell office:value-type="string">
            <text:p>Lägga upp webbapplikationen på ett lämpligt webbhotell </text:p>
          </table:table-cell>
          <table:table-cell office:value-type="string">
            <text:p>Ej klar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Styling</text:p>
          </table:table-cell>
          <table:table-cell office:value-type="string">
            <text:p>Fortsatt styling</text:p>
          </table:table-cell>
          <table:table-cell office:value-type="string">
            <text:p>Ej klar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um: 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id åtgång från förra veckan: </text:p>
          </table:table-cell>
          <table:table-cell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d totalt för projektet: 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014-05-28</text:date>, <text:time>03:01:2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5-28T03:01:24.82</dc:date>
    <meta:generator>OpenOffice.org/3.3$Win32 OpenOffice.org_project/330m20$Build-9567</meta:generator>
    <meta:editing-duration>PT4M17S</meta:editing-duration>
    <meta:editing-cycles>5</meta:editing-cycles>
    <meta:document-statistic meta:table-count="3" meta:cell-count="34" meta:object-count="0"/>
  </office:meta>
</office:document-meta>
</file>